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02a0cb"/>
    </style:style>
    <style:style style:name="P2" style:family="paragraph" style:parent-style-name="SBC_3a_paragraph">
      <style:text-properties officeooo:rsid="0004dbcb" officeooo:paragraph-rsid="0004dbcb"/>
    </style:style>
    <style:style style:name="P3" style:family="paragraph" style:parent-style-name="SBC_3a_paragraph">
      <style:text-properties officeooo:rsid="000cba6f" officeooo:paragraph-rsid="000cba6f"/>
    </style:style>
    <style:style style:name="P4" style:family="paragraph" style:parent-style-name="SBC_3a_paragraph">
      <style:text-properties officeooo:rsid="00104c8e" officeooo:paragraph-rsid="00104c8e"/>
    </style:style>
    <style:style style:name="P5" style:family="paragraph" style:parent-style-name="SBC_3a_title_3a_1">
      <style:text-properties officeooo:rsid="0003d6a7" officeooo:paragraph-rsid="0003d6a7"/>
    </style:style>
    <style:style style:name="P6" style:family="paragraph" style:parent-style-name="SBC_3a_title" style:master-page-name="Standard">
      <style:paragraph-properties style:page-number="auto"/>
      <style:text-properties officeooo:rsid="0002a0cb" officeooo:paragraph-rsid="0002a0cb"/>
    </style:style>
    <style:style style:name="P7" style:family="paragraph" style:parent-style-name="SBC_3a_paragraph_3a_first">
      <style:text-properties officeooo:rsid="0004dbcb" officeooo:paragraph-rsid="0004dbcb"/>
    </style:style>
    <style:style style:name="P8" style:family="paragraph" style:parent-style-name="SBC_3a_paragraph_3a_first">
      <style:text-properties officeooo:rsid="000a4593" officeooo:paragraph-rsid="000b4c78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a0cb"/>
    </style:style>
    <style:style style:name="T4" style:family="text">
      <style:text-properties officeooo:rsid="0003d6a7"/>
    </style:style>
    <style:style style:name="T5" style:family="text">
      <style:text-properties officeooo:rsid="000b3ec4"/>
    </style:style>
    <style:style style:name="T6" style:family="text">
      <style:text-properties officeooo:rsid="000df399"/>
    </style:style>
    <style:style style:name="T7" style:family="text">
      <style:text-properties officeooo:rsid="000f807c"/>
    </style:style>
    <style:style style:name="T8" style:family="text">
      <style:text-properties officeooo:rsid="0010f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de SOP - Aifood</text:p>
      <text:p text:style-name="P1"><text:span text:style-name="T3">Filipe da Silva de Oliveira</text:span><text:span text:style-name="T1">1</text:span>, <text:span text:style-name="T3">Guilherme Roberto Utech</text:span><text:span text:style-name="T1">2</text:span></text:p>
      <text:p text:style-name="SBC_3a_institution"><text:span text:style-name="T1">1</text:span><text:span text:style-name="T3">CCT-UDESC</text:span></text:p>
      <text:p text:style-name="SBC_3a_institution"><text:span text:style-name="T1">2</text:span><text:span text:style-name="T3">CCT - UDESC</text:span></text:p>
      <text:p text:style-name="SBC_3a_email"><text:span text:style-name="T3">filipedasilvadeoliveira</text:span>@<text:span text:style-name="T3">gmail.com</text:span>, <text:span text:style-name="T3">utechbr</text:span>@<text:span text:style-name="T3">gmail.com</text:span></text:p>
      <text:p text:style-name="SBC_3a_resumo"><text:span text:style-name="T2">Resumo.</text:span> Este <text:span text:style-name="T3">relatório</text:span> descreve <text:span text:style-name="T3">a forma no qual o programa foi implementado demonstrando como foi realizada o controle das ocorrências na programação utilizando a API Posix pthread.</text:span></text:p>
      <text:h text:style-name="P5" text:outline-level="1">Introdução</text:h>
      <text:p text:style-name="SBC_3a_paragraph_3a_first"><text:tab/><text:span text:style-name="T4">O trabalho de SOP – aifood foi implementado utilizando a linguagem C com auxilio da API Posix pthread, este trabalho consiste em <text:s/>em programa que simula um sistema que realiza vendas online de lanches utilizando conceitos de aplicação concorrente, consiste em diversos atendentes que recebem e realizam o processamento dos pedidos recebidos operando sobre um caixa gerenciador. </text:span></text:p>
      <text:p text:style-name="P2">O controle de concorrência é realizado utilizando </text:p>
      <text:h text:style-name="P5" text:outline-level="1">Controle das ocorrências</text:h>
      <text:p text:style-name="P8">O controle de ocorrência é realizado utilizando mutexes, barreiras e variáveis de condição.</text:p>
      <text:p text:style-name="P8"><text:tab/><text:span text:style-name="T5">Neste trabalho utiliza-se uma barreira pthread_barrier_t barreiraTodosProntos para garantir que somente após todas as threads atendentes serem criados que se possa ser realizado o começo do processamento dos pedidos simultaneamente, após todos os atendentes terem sido criados utiliza-se pthread_barrier_destroy para destruir a barreira. Dentro das funções atendentes existe um pthread_barrier_wait(&amp;barreiraTodosProntos) para esperar a criação de todos os atendentes.</text:span></text:p>
      <text:p text:style-name="P3">No processamento da thread atendente existe um pthread_mutex_lock(&amp;mtxEstoque) responsável por travar a entrada de mais de uma thread no estoque simultaneamente, no decorrer do código o mutex é destravado utilizando pthread_mutex_lock(&amp;mtxCaixa) e o atendente sinaliza o <text:span text:style-name="T6">caixa que existe um item a ser processado (o caixa pode estar preso em um loop onde o tamanho da lista do caixa é igual a 0) e após isso destrava o mutex do caixa</text:span>. <text:span text:style-name="T7">Em sequencia destrava-se o estoque, voltamos a travar o Caixa (pthread_mutex_lock(&amp;mtxCaixa)), decrementamos uma variável e voltamos a destravar o caixa (pthread_mutex_unlock(&amp;mtxCaixa)).</text:span></text:p>
      <text:p text:style-name="P4">A função caixa também espera o pthread_barrier_wait(&amp;barreiraTodosProntos), <text:span text:style-name="T8">após ser destruída a barreira realizamos um loop onde aplicamos pthread_mutex_lock(&amp;mtxCaixa) para garantir a exclusão mútua, caso eu não tenha nenhum pedido na lista do caixa eu espero a variável condição avisar a existência de um novo elemento na lista de caixa através de pthread_cond_wait(&amp;condCaixa, &amp;mtxCaixa), e por fim destravo meu caixa com pthread_mutex_unlock(&amp;mtxCaixa).</text:span></text:p>
      <text:h text:style-name="P5" text:outline-level="1"><text:soft-page-break/>Observações</text:h>
      <text:p text:style-name="P7">Para a realização deste trabalho foram necessárias duas lista duplamente encadeadas das quais uma é a lista dos lanches ofertados que possuem os campos nome que é um vetor de caracteres, preço e quantidade que são inteiros além dos ponteiros para a próxima posição da lista e para a anterior e além disso o trabalho possui a lista do caixa que possui o nome do lanche que é um vetor de caracteres e um inteiro que é a quantidade solicitada do determinado lan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8-03T10:11:27.48</meta:creation-date>
    <dc:language>pt-BR</dc:language>
    <meta:editing-cycles>4</meta:editing-cycles>
    <meta:editing-duration>PT27M10S</meta:editing-duration>
    <dc:date>2019-04-15T17:18:13.528921982</dc:date>
    <meta:document-statistic meta:table-count="0" meta:image-count="0" meta:object-count="0" meta:page-count="2" meta:paragraph-count="16" meta:word-count="424" meta:character-count="2916" meta:non-whitespace-character-count="2505"/>
    <meta:user-defined meta:name="Info 1"/>
    <meta:user-defined meta:name="Info 2"/>
    <meta:user-defined meta:name="Info 3"/>
    <meta:user-defined meta:name="Info 4"/>
  </office:meta>
</office:document-meta>
</file>